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5-05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4-10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4-06-05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4-03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3-12-1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3-09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3-05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3-03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2-12-1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2-09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2-07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2-05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2-01-1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11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09-0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05-1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03-2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1-01-1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0-11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0-09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0-07-0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0-04-09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20-01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9-11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9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9-07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9-05-2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9-03-14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12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10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08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06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04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03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8-01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7-11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7-09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7-05-0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7-02-15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12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12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10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07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05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04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6-03-1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12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11-04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08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06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03-0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5-01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4-11-0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4-09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4-07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4-04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4-01-27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12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10-2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08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06-1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04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3-03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12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10-0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08-3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07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04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2-02-2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12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10-2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08-2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06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04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1-02-1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12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10-20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09-0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07-0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04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10-02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12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10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10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08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06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06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05-1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7-03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6-12-1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6-09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6-07-1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6-04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6-01-2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11-1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10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07-1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05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03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5-01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12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10-2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09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07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05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4-02-1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12-0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12-0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11-0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08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07-0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05-0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02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3-01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10-31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12-01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10-16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07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05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03-30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02-28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2000-01-06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11-0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8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5-1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3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2-1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9-01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12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9-02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8-18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6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4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2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8-01-0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7-10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5</text:p>
          </table:table-cell>
          <table:table-cell office:value-type="string" calcext:value-type="string">
            <text:p>24N/36E-16A05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8" meta:object-count="0"/>
    <meta:user-defined meta:name="AppVersion">3.0</meta:user-defined>
  </office:meta>
</office:document-meta>
</file>